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d2d2f" officeooo:paragraph-rsid="000d2d2f" style:font-size-asian="12.25pt" style:font-size-complex="14pt"/>
    </style:style>
    <style:style style:name="P2" style:family="paragraph" style:parent-style-name="Standard">
      <style:text-properties officeooo:paragraph-rsid="000d2d2f"/>
    </style:style>
    <style:style style:name="P3" style:family="paragraph" style:parent-style-name="Standard">
      <style:text-properties officeooo:rsid="000e25ed" officeooo:paragraph-rsid="000e25ed"/>
    </style:style>
    <style:style style:name="P4" style:family="paragraph" style:parent-style-name="Standard">
      <style:text-properties officeooo:paragraph-rsid="000e25ed"/>
    </style:style>
    <style:style style:name="P5" style:family="paragraph" style:parent-style-name="Standard">
      <style:text-properties officeooo:rsid="000fdb70" officeooo:paragraph-rsid="000fdb70"/>
    </style:style>
    <style:style style:name="P6" style:family="paragraph" style:parent-style-name="Standard">
      <style:text-properties officeooo:paragraph-rsid="000fdb70"/>
    </style:style>
    <style:style style:name="P7" style:family="paragraph" style:parent-style-name="Standard">
      <style:text-properties officeooo:rsid="001d9c82" officeooo:paragraph-rsid="001d9c82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officeooo:rsid="000d2d2f" style:font-size-asian="12.25pt" style:font-size-complex="14pt"/>
    </style:style>
    <style:style style:name="T3" style:family="text">
      <style:text-properties fo:font-size="14pt" fo:font-weight="bold" officeooo:rsid="000d2d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1d561" style:font-size-asian="12.25pt" style:font-weight-asian="bold" style:font-size-complex="14pt" style:font-weight-complex="bold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d2d2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e25e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fdb70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1d561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29e03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c9039" style:font-size-asian="12.25pt" style:font-weight-asian="normal" style:font-size-complex="14pt" style:font-weight-complex="normal"/>
    </style:style>
    <style:style style:name="T12" style:family="text">
      <style:text-properties officeooo:rsid="001c90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TRABALHO I</text:span></text:p>
      <text:p text:style-name="P1"><text:span text:style-name="T1"/></text:p>
      <text:p text:style-name="P2"><text:span text:style-name="T2">Uma empresa de Transportes e logísticas precisa de um software para organizar o estoque, os pedidos e mais algumas coisas, a empresa trabalha com 4 produtos categorizados com os IDs 1,2,3 e 4 para cada categoria de produto possui um estoque próprio contendo </text:span><text:span text:style-name="T3">6x6*</text:span><text:span text:style-name="T6">, a empresa possui uma rotina bem definida, no começo do dia ela </text:span><text:span text:style-name="T3">receberá carga**</text:span><text:span text:style-name="T6"> e irá organizar nos estoques , para isso, um robô irá pegar produto por produto e colocar no estoque </text:span><text:span text:style-name="T3">caso tenha espaço***</text:span><text:span text:style-name="T6">, após isso, deve-se mostrar na tela os estoques e em seguida será feito </text:span><text:span text:style-name="T3">envio de carga****</text:span><text:span text:style-name="T6">, </text:span><text:span text:style-name="T7">mostra o estoque uma segunda vez </text:span><text:span text:style-name="T6">encerra-se o dia e então começa-se um novo dia, </text:span><text:span text:style-name="T9">a empresa deve rodar por </text:span><text:span text:style-name="T4">6 dias</text:span><text:span text:style-name="T9"> para cada etapa, deve-se esperar o usuário clicar Enter,</text:span><text:span text:style-name="T6"> em resumo:</text:span></text:p>
      <text:p text:style-name="P2"><text:span text:style-name="T6">1° Recebe </text:span><text:span text:style-name="T7">carga e organiza no estoque</text:span></text:p>
      <text:p text:style-name="P3"><text:span text:style-name="T5">2° Mostra o estoque </text:span></text:p>
      <text:p text:style-name="P3"><text:span text:style-name="T5">3° Envia carga</text:span></text:p>
      <text:p text:style-name="P3"><text:span text:style-name="T5">4° Mostra o estoque</text:span></text:p>
      <text:p text:style-name="P3"><text:span text:style-name="T5"/></text:p>
      <text:p text:style-name="P3"><text:span text:style-name="T5">* O estoque será uma matriz de inteiros, </text:span><text:span text:style-name="T10">e sempre começa com metade preenchida</text:span><text:span text:style-name="T5">, ex:</text:span></text:p>
      <text:p text:style-name="P3"><text:span text:style-name="T5">1 1 1 1 1 1</text:span></text:p>
      <text:p text:style-name="P3"><text:span text:style-name="T5">1 1 1 1 1 1</text:span></text:p>
      <text:p text:style-name="P3"><text:span text:style-name="T5">1 1 1 0 0 0</text:span></text:p>
      <text:p text:style-name="P3"><text:span text:style-name="T5">0 0 0 0 0 0</text:span></text:p>
      <text:p text:style-name="P3"><text:span text:style-name="T5">0 0 0 0 0 0</text:span></text:p>
      <text:p text:style-name="P3"><text:span text:style-name="T5">0 0 0 0 0 0 /\/\/\/\/ O 0 representa que não tem produto ali, ou seja, aquele espaço está vazio</text:span></text:p>
      <text:p text:style-name="P3"><text:span text:style-name="T5"/></text:p>
      <text:p text:style-name="P4"><text:span text:style-name="T7">** Primeiro, receberá quantas cargas estão vindo(de 1 a 3), então receba as cargas ex:</text:span></text:p>
      <text:p text:style-name="P4"><text:span text:style-name="T7">esta vindo 2 cargas (as cargas sempre serão listas de string [List&lt;string&gt;]) </text:span></text:p>
      <text:p text:style-name="P3"><text:span text:style-name="T5">=&gt; 1 1 2 2 2 3 3 3 4 4 4 </text:span></text:p>
      <text:p text:style-name="P3"><text:span text:style-name="T5">=&gt; 1 2 2 2 2 3 4 4</text:span></text:p>
      <text:p text:style-name="P4"><text:span text:style-name="T7">As cargas possuem tamanho variado mas sempre entre 5 e 12</text:span></text:p>
      <text:p text:style-name="P4"><text:span text:style-name="T7"/></text:p>
      <text:p text:style-name="P4"><text:span text:style-name="T7">*** Para guardar um produto precisa-se de espaço, caso não tenha, a carga é perdida ex:</text:span></text:p>
      <text:p text:style-name="P3"><text:span text:style-name="T7">=&gt; </text:span><text:span text:style-name="T5">1 1 1 2 2 2 3 3 3 4</text:span></text:p>
      <text:p text:style-name="P4"><text:span text:style-name="T7">1 1 1 1 1 1</text:span></text:p>
      <text:p text:style-name="P4"><text:span text:style-name="T7">1 1 1 1 1 1</text:span></text:p>
      <text:p text:style-name="P4"><text:span text:style-name="T7">1 1 1 1 1 1</text:span></text:p>
      <text:p text:style-name="P4"><text:span text:style-name="T7">1 1 1 1 1 1</text:span></text:p>
      <text:p text:style-name="P4"><text:span text:style-name="T7">1 1 1 1 1 1</text:span></text:p>
      <text:p text:style-name="P4"><text:span text:style-name="T7">1 1 1 1 1 0</text:span></text:p>
      <text:p text:style-name="P3"><text:span text:style-name="T5">nesse caso apenas o primeiro será guardado, os demais 1 da entrega serão descartados</text:span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>**** Pode haver mais de um envio de carga (de 1 a 3) além disso, as cargas possuem tamanhos variados sendo 6 ou 8 ou 10 elementos, as ordens de entrega vem em uma string contendo todos os elementos da entrega ex:</text:span></text:p>
      <text:p text:style-name="P4"><text:span text:style-name="T7">string ordemDeServico = “1</text:span><text:span text:style-name="T11">23144332</text:span><text:span text:style-name="T7">4”;</text:span></text:p>
      <text:p text:style-name="P3"><text:span text:style-name="T5"/></text:p>
      <text:p text:style-name="P4"><text:span text:style-name="T7">após isso, coloque todos esses elementos em um vetor de inteiros para envio, caso a empresa não tenha algum dos elementos em estoque para fazer a entrega, deve-se preencher o que der e o que faltar ignora-se ex:</text:span></text:p>
      <text:p text:style-name="P4"><text:span text:style-name="T7"/></text:p>
      <text:p text:style-name="P4"><text:span text:style-name="T7">string ordemDeServico = “11111111”;</text:span></text:p>
      <text:p text:style-name="P4"><text:span text:style-name="T7"/></text:p>
      <text:p text:style-name="P6"><text:span text:style-name="T7">e</text:span><text:span text:style-name="T8">stoque: <text:s text:c="6"/>1 1 1 1 0 0</text:span></text:p>
      <text:p text:style-name="P5"><text:span text:style-name="T5"><text:tab/><text:tab/>0 0 0 0 0 0</text:span></text:p>
      <text:p text:style-name="P5"><text:span text:style-name="T5"><text:tab/><text:tab/>0 0 0 0 0 0</text:span></text:p>
      <text:p text:style-name="P5"><text:span text:style-name="T5"><text:tab/><text:tab/>0 0 0 0 0 0</text:span></text:p>
      <text:p text:style-name="P5"><text:span text:style-name="T5"><text:tab/><text:tab/>0 0 0 0 0 0</text:span></text:p>
      <text:p text:style-name="P5"><text:span text:style-name="T5"><text:tab/><text:tab/>0 0 0 0 0 0</text:span></text:p>
      <text:p text:style-name="P6"><text:span text:style-name="T8">Nesse caso faltam quatro 1 para preencher o vetor, mas o vetor final deve ficar assim :</text:span></text:p>
      <text:p text:style-name="P6"><text:span text:style-name="T8">vetor[0] = 1,vetor[1] = 1,vetor[2] = 1,vetor[3] = 1,vetor[4] = 0,vetor[5] = 0,</text:span></text:p>
      <text:p text:style-name="P6"><text:span text:style-name="T8">vetor[6] = 0, vetor[7] = 0</text:span></text:p>
      <text:p text:style-name="P6"><text:span text:style-name="T8"/></text:p>
      <text:p text:style-name="P7"><text:span text:style-name="T8">E</text:span><text:span text:style-name="T5">vite ao máximo criar vetores de tamanho desnecessário, como no caso acima que um vetor de 6 elementos daria conta (lembre que os vetores tem 6 ou 8 ou 10 elementos)</text:span></text:p>
      <text:p text:style-name="P3"><text:span text:style-name="T5"/></text:p>
      <text:p text:style-name="P3"><text:span text:style-name="T5"/></text:p>
      <text:p text:style-name="P4"><text:span text:style-name="T7"/></text:p>
      <text:p text:style-name="P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6:46:37.411000000</meta:creation-date>
    <dc:date>2021-05-30T17:46:20.850000000</dc:date>
    <meta:editing-duration>PT5M47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1" meta:word-count="543" meta:character-count="2539" meta:non-whitespace-character-count="2014"/>
  </office:meta>
</office:document-meta>
</file>